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2.9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sMetadata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device</text:p>
          </table:table-cell>
        </table:table-row>
        <table:table-row table:style-name="ro1">
          <table:table-cell office:value-type="string" calcext:value-type="string">
            <text:p>Device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device</text:p>
          </table:table-cell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 the device in the system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put or Output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n or off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in on the Arduino, AKA connection number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Analog or Digital</text:p>
          </table:table-cell>
        </table:table-row>
      </table:table>
      <table:table table:name="Errors" table:style-name="ta1"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ErrorNum</text:p>
          </table:table-cell>
          <table:table-cell office:value-type="string" calcext:value-type="string">
            <text:p>Self-Inc. Int</text:p>
          </table:table-cell>
          <table:table-cell office:value-type="string" calcext:value-type="string">
            <text:p>A unique identifier</text:p>
          </table:table-cell>
        </table:table-row>
        <table:table-row table:style-name="ro1">
          <table:table-cell office:value-type="string" calcext:value-type="string">
            <text:p>Error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identifier for the type of error</text:p>
          </table:table-cell>
        </table:table-row>
        <table:table-row table:style-name="ro1">
          <table:table-cell office:value-type="string" calcext:value-type="string">
            <text:p>ErrorEx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 explanation of the error</text:p>
          </table:table-cell>
        </table:table-row>
        <table:table-row table:style-name="ro1">
          <table:table-cell office:value-type="string" calcext:value-type="string">
            <text:p>ErrorSr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ere did the error occur?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Resolv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ixed or not</text:p>
          </table:table-cell>
        </table:table-row>
        <table:table-row table:style-name="ro1">
          <table:table-cell office:value-type="string" calcext:value-type="string">
            <text:p>ResolvedTim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When was it fixed</text:p>
          </table:table-cell>
        </table:table-row>
      </table:table>
      <table:table table:name="Pins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hich pin is it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 it in use</text:p>
          </table:table-cell>
        </table:table-row>
        <table:table-row table:style-name="ro1">
          <table:table-cell office:value-type="string" calcext:value-type="string">
            <text:p>PinTyp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s it analog or digi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9:33:41.482818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20:34:10.633300801</meta:creation-date>
    <dc:date>2021-06-04T09:39:45.010572599</dc:date>
    <meta:editing-duration>PT1H30M35S</meta:editing-duration>
    <meta:editing-cycles>3</meta:editing-cycles>
    <meta:generator>LibreOffice/6.4.7.2$Linux_X86_64 LibreOffice_project/40$Build-2</meta:generator>
    <meta:document-statistic meta:table-count="3" meta:cell-count="60" meta:object-count="0"/>
  </office:meta>
</office:document-meta>
</file>